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draw:stroke-dash="Fine_20_Dashed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2.27cm" svg:y="6.715cm">
          <text:p text:style-name="P1"><text:span text:style-name="T1">USB-seri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54cm" svg:x="7.35cm" svg:y="6.08cm">
          <text:p text:style-name="P1"><text:span text:style-name="T1">Atmel ATMega16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27cm" svg:x="12.43cm" svg:y="10.825cm">
          <text:p text:style-name="P1"><text:span text:style-name="T1">Stepper Motor 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45cm" svg:height="1.27cm" svg:x="7.985cm" svg:y="10.825cm">
          <text:p text:style-name="P2"><text:span text:style-name="T2">Camera Rela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27cm" svg:x="3.54cm" svg:y="10.825cm">
          <text:p text:style-name="P2"><text:span text:style-name="T1">Lamp Rela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27cm" svg:x="7.35cm" svg:y="3.54cm">
          <text:p text:style-name="P1"><text:span text:style-name="T1">Infrared Sens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8cm" svg:y1="7.35cm" svg:x2="7.35cm" svg:y2="7.35cm">
          <text:p/>
        </draw:line>
        <draw:line draw:style-name="gr3" draw:text-style-name="P2" draw:layer="layout" svg:x1="9.89cm" svg:y1="4.81cm" svg:x2="9.89cm" svg:y2="6.08cm">
          <text:p/>
        </draw:line>
        <draw:line draw:style-name="gr4" draw:text-style-name="P2" draw:layer="layout" svg:x1="5.445cm" svg:y1="9.69cm" svg:x2="15.605cm" svg:y2="9.69cm">
          <text:p/>
        </draw:line>
        <draw:line draw:style-name="gr3" draw:text-style-name="P2" draw:layer="layout" svg:x1="9.89cm" svg:y1="8.62cm" svg:x2="9.89cm" svg:y2="9.69cm">
          <text:p/>
        </draw:line>
        <draw:line draw:style-name="gr3" draw:text-style-name="P2" draw:layer="layout" svg:x1="15.605cm" svg:y1="12.095cm" svg:x2="15.605cm" svg:y2="13.065cm">
          <text:p/>
        </draw:line>
        <draw:line draw:style-name="gr3" draw:text-style-name="P2" draw:layer="layout" svg:x1="9.252cm" svg:y1="9.69cm" svg:x2="9.252cm" svg:y2="10.825cm">
          <text:p/>
        </draw:line>
        <draw:line draw:style-name="gr3" draw:text-style-name="P2" draw:layer="layout" svg:x1="15.605cm" svg:y1="9.69cm" svg:x2="15.605cm" svg:y2="10.826cm">
          <text:p/>
        </draw:line>
        <draw:custom-shape draw:style-name="gr5" draw:text-style-name="P1" draw:layer="layout" svg:width="3.81cm" svg:height="1.27cm" svg:x="8.322cm" svg:y="13.065cm">
          <text:p text:style-name="P2"><text:span text:style-name="T1">Camera Rem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45cm" svg:height="1.27cm" svg:x="13.21cm" svg:y="12.995cm">
          <text:p text:style-name="P2"><text:span text:style-name="T1">Stepper 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1cm" svg:height="1.27cm" svg:x="3.54cm" svg:y="13.065cm">
          <text:p text:style-name="P2"><text:span text:style-name="T1">3Watt 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2.905cm" svg:y1="5.445cm" svg:x2="18.78cm" svg:y2="5.445cm">
          <text:p/>
        </draw:line>
        <draw:line draw:style-name="gr7" draw:text-style-name="P2" draw:layer="layout" svg:x1="2.905cm" svg:y1="9.89cm" svg:x2="18.78cm" svg:y2="9.89cm">
          <text:p/>
        </draw:line>
        <draw:line draw:style-name="gr3" draw:text-style-name="P2" draw:layer="layout" svg:x1="5.445cm" svg:y1="12.095cm" svg:x2="5.445cm" svg:y2="13.065cm">
          <text:p/>
        </draw:line>
        <draw:line draw:style-name="gr3" draw:text-style-name="P2" draw:layer="layout" svg:x1="9.861cm" svg:y1="12.095cm" svg:x2="9.861cm" svg:y2="13.065cm">
          <text:p/>
        </draw:line>
        <draw:frame draw:style-name="gr8" draw:layer="layout" svg:width="1.912cm" svg:height="0.962cm" svg:x="2.472cm" svg:y="4.483cm">
          <draw:text-box>
            <text:p>Input</text:p>
          </draw:text-box>
        </draw:frame>
        <draw:line draw:style-name="gr3" draw:text-style-name="P2" draw:layer="layout" svg:x1="5.445cm" svg:y1="9.69cm" svg:x2="5.445cm" svg:y2="10.825cm">
          <text:p/>
        </draw:line>
        <draw:frame draw:style-name="gr8" draw:layer="layout" svg:width="2.542cm" svg:height="0.962cm" svg:x="2.309cm" svg:y="8.815cm">
          <draw:text-box>
            <text:p>Control</text:p>
          </draw:text-box>
        </draw:frame>
        <draw:frame draw:style-name="gr8" draw:layer="layout" svg:width="2.407cm" svg:height="0.962cm" svg:x="2.344cm" svg:y="9.777cm">
          <draw:text-box>
            <text:p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d </meta:initial-creator>
    <meta:creation-date>2010-01-17T22:32:14</meta:creation-date>
    <dc:date>2010-01-17T22:59:05</dc:date>
    <dc:creator>mattd </dc:creator>
    <meta:editing-duration>PT00H11M41S</meta:editing-duration>
    <meta:editing-cycles>1</meta:editing-cycles>
    <meta:document-statistic meta:object-count="24"/>
    <meta:generator>OpenOffice.org/3.1$Linux OpenOffice.org_project/310m19$Build-9420</meta:generator>
  </office:meta>
</office:document-meta>
</file>